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C0000003E9F1AD3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997cm" table:align="margins" style:writing-mode="lr-tb"/>
    </style:style>
    <style:style style:name="Tableau4.A" style:family="table-column">
      <style:table-column-properties style:column-width="15.997cm" style:rel-column-width="65535*"/>
    </style:style>
    <style:style style:name="Tableau4.A1" style:family="table-cell">
      <style:table-cell-properties fo:padding="0.097cm" fo:border="none"/>
    </style:style>
    <style:style style:name="P1" style:family="paragraph" style:parent-style-name="Heading" style:master-page-name="Standard"/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tracked-changes text:track-changes="false">
        <text:changed-region text:id="ct121298936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21382824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54991784">
          <text:insertion>
            <office:change-info>
              <dc:creator>Gaetan Delannay</dc:creator>
              <dc:date>2007-09-24T08:35:00</dc:date>
            </office:change-info>
          </text:insertion>
        </text:changed-region>
        <text:changed-region text:id="ct138258552">
          <text:insertion>
            <office:change-info>
              <dc:creator>inconnu</dc:creator>
              <dc:date>2008-08-05T10:38:00</dc:date>
            </office:change-info>
          </text:insertion>
        </text:changed-region>
        <text:changed-region text:id="ct122025992">
          <text:insertion>
            <office:change-info>
              <dc:creator>inconnu</dc:creator>
              <dc:date>2008-08-05T10:39:00</dc:date>
            </office:change-info>
          </text:insertion>
        </text:changed-region>
        <text:changed-region text:id="ct138255352">
          <text:insertion>
            <office:change-info>
              <dc:creator>inconnu</dc:creator>
              <dc:date>2008-08-05T10:39:00</dc:date>
            </office:change-info>
          </text:insertion>
        </text:changed-region>
        <text:changed-region text:id="ct139317624">
          <text:insertion>
            <office:change-info>
              <dc:creator>inconnu</dc:creator>
              <dc:date>2008-08-05T10:39:00</dc:date>
            </office:change-info>
          </text:insertion>
        </text:changed-region>
        <text:changed-region text:id="ct138241592">
          <text:insertion>
            <office:change-info>
              <dc:creator>inconnu</dc:creator>
              <dc:date>2008-08-05T10:39:00</dc:date>
            </office:change-info>
          </text:insertion>
        </text:changed-region>
        <text:changed-region text:id="ct121533504">
          <text:insertion>
            <office:change-info>
              <dc:creator>inconnu</dc:creator>
              <dc:date>2008-08-05T10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121298936"/>self.Title()<text:change-end text:change-id="ct121298936"/> </text:p>
      <text:p text:style-name="SubTitle"><text:change-start text:change-id="ct121382824"/>self.i18n('decisions')<text:change-end text:change-id="ct121382824"/> </text:p>
      <text:p text:style-name="P2"/>
      <text:p text:style-name="P2"><text:change-start text:change-id="ct54991784"/>self.i18n('PloneMeeting_label_assembly')<text:change-end text:change-id="ct54991784"/> </text:p>
      <text:p text:style-name="P2"/>
      <text:p text:style-name="Standard">A<office:annotation><dc:date>2008-01-24T00:00:00</dc:date><text:p>do text</text:p><text:p>from xhtml(self.getAssembly())</text:p><text:p/></office:annotation>ssembly </text:p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<text:change-start text:change-id="ct138258552"/><text:span text:style-name="T1">sublist[0].Title()</text:span><text:change-end text:change-id="ct138258552"/><office:annotation><dc:date>2008-07-24T00:00:00</dc:date><text:p>do table for sublist in self.adapted().getPrintableItemsByCategory(itemUids)</text:p></office:annotation><text:line-break/></text:p>
          </table:table-cell>
        </table:table-row>
        <table:table-row>
          <table:table-cell table:style-name="Tableau3.A1" office:value-type="string">
            <text:p text:style-name="P4"><text:change-start text:change-id="ct122025992"/><text:span text:style-name="T2">elt.getItemNumber(relativeTo='meeting')</text:span><text:change-end text:change-id="ct122025992"/><text:span text:style-name="T2">. </text:span><text:change-start text:change-id="ct138255352"/><text:span text:style-name="T2">elt.Title()</text:span><text:change-end text:change-id="ct138255352"/><office:annotation><dc:date>2008-07-24T00:00:00</dc:date><text:p>do row for elt in sublist[1:]</text:p></office:annotation></text:p>
            <text:p text:style-name="P4"><office:annotation><dc:date>2008-07-30T00:00:00</dc:date><text:p>do text</text:p><text:p>from xhtml(elt.getDecision())</text:p></office:annotation></text:p>
          </table:table-cell>
        </table:table-row>
      </table:table>
      <text:p text:style-name="P5"/>
      <text:p text:style-name="P6">Points ajoutés en urgence<office:annotation><dc:date>2008-08-04T00:00:00</dc:date><text:p>do text if len(self.getItemsInOrder(late=True, uids=itemUids)) &gt; 0</text:p></office:annotation></text:p>
      <text:p text:style-name="P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<text:change-start text:change-id="ct139317624"/><text:span text:style-name="T1">sublist[0].Title()</text:span><text:change-end text:change-id="ct139317624"/><office:annotation><dc:date>2008-07-24T00:00:00</dc:date><text:p>do table for sublist in self.adapted().getPrintableItemsByCategory(itemUids, late=True)</text:p></office:annotation><text:line-break/></text:p>
          </table:table-cell>
        </table:table-row>
        <table:table-row>
          <table:table-cell table:style-name="Tableau4.A1" office:value-type="string">
            <text:p text:style-name="P4"><text:change-start text:change-id="ct138241592"/><text:span text:style-name="T2">elt.getItemNumber(relativeTo='meeting')</text:span><text:change-end text:change-id="ct138241592"/><text:span text:style-name="T2">. </text:span><text:change-start text:change-id="ct121533504"/><text:span text:style-name="T2">elt.Title()</text:span><text:change-end text:change-id="ct121533504"/><office:annotation><dc:date>2008-07-24T00:00:00</dc:date><text:p>do row for elt in sublist[1:]</text:p></office:annotation></text:p>
            <text:p text:style-name="P4"><office:annotation><dc:date>2008-07-30T00:00:00</dc:date><text:p>do text</text:p><text:p>from xhtml(elt.getDecision())</text:p></office:annotatio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style:num-suffix=".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style:num-suffix=".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6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none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7" style:family="paragraph" style:parent-style-name="Footer">
      <style:paragraph-properties style:snap-to-layout-grid="false"/>
    </style:style>
    <style:style style:name="P8" style:family="paragraph" style:parent-style-name="Footer">
      <style:paragraph-properties fo:text-align="center" style:justify-single-word="false" style:snap-to-layout-grid="false"/>
      <style:text-properties fo:language="none" fo:country="none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Footer">
      <style:text-properties fo:language="fr" fo:country="BE"/>
    </style:style>
    <style:style style:name="T1" style:family="text" style:parent-style-name="Internet_20_link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"/>
              <text:p text:style-name="P3"><draw:frame draw:style-name="fr1" draw:name="Image1" text:anchor-type="as-char" svg:width="6.646cm" svg:height="1.127cm" draw:z-index="0"><draw:image xlink:href="Pictures/100002010000016C0000003E9F1AD34B.png" xlink:type="simple" xlink:show="embed" xlink:actuate="onLoad"/></draw:frame></text:p>
            </table:table-cell>
            <table:table-cell table:style-name="Tableau2.A1" office:value-type="string">
              <text:p text:style-name="P4"/>
            </table:table-cell>
          </table:table-row>
        </table:table>
        <text:p text:style-name="P5"/>
      </style:header>
      <style:footer>
        <text:p text:style-name="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7"><text:span text:style-name="T1"/></text:p>
            </table:table-cell>
            <table:table-cell table:style-name="Tableau1.A1" office:value-type="string">
              <text:p text:style-name="P8"/>
            </table:table-cell>
            <table:table-cell table:style-name="Tableau1.A1" office:value-type="string">
              <text:p text:style-name="P9"><text:span text:style-name="T2"><text:page-number text:select-page="current">1</text:page-number></text:span><text:span text:style-name="T3"> / </text:span><text:span text:style-name="T2"><text:page-count style:num-format="1">1</text:page-count></text:span></text:p>
            </table:table-cell>
          </table:table-row>
        </table:table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24T15:14:18</meta:creation-date>
    <dc:date>2008-08-05T10:44:47</dc:date>
    <dc:language>fr-BE</dc:language>
    <meta:editing-cycles>101</meta:editing-cycles>
    <meta:editing-duration>P1DT6H52M53S</meta:editing-duration>
    <meta:user-defined meta:name="Auteur">Gaetan Delannay</meta:user-defined>
    <meta:user-defined meta:name="Email">gde@easi.wallonie.be</meta:user-defined>
    <meta:user-defined meta:name="Info 3"/>
    <meta:user-defined meta:name="Info 4"/>
    <meta:document-statistic meta:table-count="4" meta:image-count="1" meta:object-count="0" meta:page-count="1" meta:paragraph-count="13" meta:word-count="27" meta:character-count="267"/>
  </office:meta>
</office:document-meta>
</file>